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a8b0" officeooo:paragraph-rsid="000aa8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">Éloge du quotidien, T.Todorov, 2009, essai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D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1 – Vermeer représente des métier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2 – Scène de la vie quotidienn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3 – Représentation ombre et lumière (volume, créer intimité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4 – Personnages apaisé heureux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5 – Vermeer s’intéresse à son art et représentation des êtres dans sa peintu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7T11:49:19.814000000</meta:creation-date>
    <dc:date>2022-09-27T11:53:49.710000000</dc:date>
    <meta:editing-duration>PT4M30S</meta:editing-duration>
    <meta:editing-cycles>1</meta:editing-cycles>
    <meta:generator>LibreOffice/7.4.1.2$Windows_X86_64 LibreOffice_project/3c58a8f3a960df8bc8fd77b461821e42c061c5f0</meta:generator>
    <meta:document-statistic meta:table-count="1" meta:image-count="0" meta:object-count="0" meta:page-count="1" meta:paragraph-count="6" meta:word-count="42" meta:character-count="275" meta:non-whitespace-character-count="234"/>
  </office:meta>
</office:document-meta>
</file>